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VIDIA Jetson Nano</text:p>
      <text:p text:style-name="P1"/>
      <text:p text:style-name="P2"/>
      <text:p text:style-name="P2">As is shown in Figure 11, the NVIDIA Jetson Nano 2GB Developer Kit is ideal for teaching, learning, and developing AI and robotics. With an active developer community and ready-to-build open-source projects, all the resources can be found to get start. It delivers incredible AI performance at a low price and makes the world of AI and robotics accessible to everyone with the exact same software and tools used to create breakthrough AI products across all industries. In this project, Jetson Nano run Hector_SLAM algorithm, AMCL algorithm, path planning algorithm, and ROS [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8T16:42:29.896467352</meta:creation-date>
    <dc:date>2021-10-28T16:46:24.041864472</dc:date>
    <meta:editing-duration>PT3M54S</meta:editing-duration>
    <meta:editing-cycles>1</meta:editing-cycles>
    <meta:document-statistic meta:table-count="0" meta:image-count="0" meta:object-count="0" meta:page-count="1" meta:paragraph-count="2" meta:word-count="96" meta:character-count="598" meta:non-whitespace-character-count="504"/>
    <meta:generator>LibreOffice/6.0.7.3$Linux_X86_64 LibreOffice_project/00m0$Build-3</meta:generator>
  </office:meta>
</office:document-meta>
</file>